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"/>
    <style:style style:name="P2" style:family="paragraph" style:parent-style-name="Text_20_body" style:list-style-name="">
      <style:text-properties officeooo:paragraph-rsid="000dd9b5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 style:list-style-name="">
      <style:paragraph-properties fo:margin-top="0cm" fo:margin-bottom="0cm"/>
    </style:style>
    <style:style style:name="P6" style:family="paragraph" style:parent-style-name="Heading_20_3" style:list-style-name=""/>
    <style:style style:name="P7" style:family="paragraph" style:parent-style-name="Heading_20_2" style:list-style-name=""/>
    <style:style style:name="T1" style:family="text">
      <style:text-properties officeooo:rsid="00069f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9fc1" style:font-weight-asian="normal" style:font-weight-complex="normal"/>
    </style:style>
    <style:style style:name="T4" style:family="text">
      <style:text-properties fo:font-weight="normal" officeooo:rsid="0007a1b3" style:font-weight-asian="normal" style:font-weight-complex="normal"/>
    </style:style>
    <style:style style:name="T5" style:family="text">
      <style:text-properties fo:font-weight="normal" officeooo:rsid="00083e6e" style:font-weight-asian="normal" style:font-weight-complex="normal"/>
    </style:style>
    <style:style style:name="T6" style:family="text">
      <style:text-properties fo:font-weight="normal" officeooo:rsid="00094503" style:font-weight-asian="normal" style:font-weight-complex="normal"/>
    </style:style>
    <style:style style:name="T7" style:family="text">
      <style:text-properties fo:font-weight="normal" officeooo:rsid="00096255" style:font-weight-asian="normal" style:font-weight-complex="normal"/>
    </style:style>
    <style:style style:name="T8" style:family="text">
      <style:text-properties fo:font-weight="normal" officeooo:rsid="0009b703" style:font-weight-asian="normal" style:font-weight-complex="normal"/>
    </style:style>
    <style:style style:name="T9" style:family="text">
      <style:text-properties fo:font-weight="normal" officeooo:rsid="000a2938" style:font-weight-asian="normal" style:font-weight-complex="normal"/>
    </style:style>
    <style:style style:name="T10" style:family="text">
      <style:text-properties fo:font-weight="normal" officeooo:rsid="000b4e90" style:font-weight-asian="normal" style:font-weight-complex="normal"/>
    </style:style>
    <style:style style:name="T11" style:family="text">
      <style:text-properties fo:font-weight="normal" officeooo:rsid="000dd9b5" style:font-weight-asian="normal" style:font-weight-complex="normal"/>
    </style:style>
    <style:style style:name="T12" style:family="text">
      <style:text-properties fo:font-weight="normal" officeooo:rsid="000e3798" style:font-weight-asian="normal" style:font-weight-complex="normal"/>
    </style:style>
    <style:style style:name="T13" style:family="text">
      <style:text-properties fo:font-weight="normal" officeooo:rsid="000ffcbb" style:font-weight-asian="normal" style:font-weight-complex="normal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9fc1" style:font-weight-asian="bold" style:font-weight-complex="bold"/>
    </style:style>
    <style:style style:name="T17" style:family="text">
      <style:text-properties fo:font-weight="bold" officeooo:rsid="000767c1" style:font-weight-asian="bold" style:font-weight-complex="bold"/>
    </style:style>
    <style:style style:name="T18" style:family="text">
      <style:text-properties fo:font-weight="bold" officeooo:rsid="00094503" style:font-weight-asian="bold" style:font-weight-complex="bold"/>
    </style:style>
    <style:style style:name="T19" style:family="text">
      <style:text-properties fo:font-weight="bold" officeooo:rsid="00083e6e" style:font-weight-asian="bold" style:font-weight-complex="bold"/>
    </style:style>
    <style:style style:name="T20" style:family="text">
      <style:text-properties fo:font-weight="bold" officeooo:rsid="00094503" style:font-weight-asian="normal" style:font-weight-complex="normal"/>
    </style:style>
    <style:style style:name="T21" style:family="text">
      <style:text-properties fo:font-weight="bold" officeooo:rsid="00096255" style:font-weight-asian="normal" style:font-weight-complex="normal"/>
    </style:style>
    <style:style style:name="T22" style:family="text">
      <style:text-properties fo:font-weight="bold" officeooo:rsid="0009b703" style:font-weight-asian="normal" style:font-weight-complex="normal"/>
    </style:style>
    <style:style style:name="T23" style:family="text">
      <style:text-properties fo:font-weight="bold" officeooo:rsid="000a2938" style:font-weight-asian="normal" style:font-weight-complex="normal"/>
    </style:style>
    <style:style style:name="T24" style:family="text">
      <style:text-properties fo:font-weight="bold" officeooo:rsid="000b4e90" style:font-weight-asian="normal" style:font-weight-complex="normal"/>
    </style:style>
    <style:style style:name="T25" style:family="text">
      <style:text-properties fo:font-weight="bold" officeooo:rsid="000dd9b5" style:font-weight-asian="normal" style:font-weight-complex="normal"/>
    </style:style>
    <style:style style:name="T26" style:family="text">
      <style:text-properties fo:font-weight="bold" officeooo:rsid="000e3798" style:font-weight-asian="normal" style:font-weight-complex="normal"/>
    </style:style>
    <style:style style:name="T27" style:family="text">
      <style:text-properties fo:font-weight="bold" officeooo:rsid="000ffcbb" style:font-weight-asian="normal" style:font-weight-complex="normal"/>
    </style:style>
    <style:style style:name="T28" style:family="text">
      <style:text-properties fo:font-style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9b703" style:font-weight-asian="normal" style:font-weight-complex="normal"/>
    </style:style>
    <style:style style:name="T31" style:family="text">
      <style:text-properties officeooo:rsid="0007a1b3"/>
    </style:style>
    <style:style style:name="T32" style:family="text">
      <style:text-properties officeooo:rsid="00083e6e"/>
    </style:style>
    <style:style style:name="T33" style:family="text">
      <style:text-properties officeooo:rsid="00094503"/>
    </style:style>
    <style:style style:name="T34" style:family="text">
      <style:text-properties officeooo:rsid="000b4e9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\hyphenpenalty <text:span text:style-name="T2">–</text:span><text:span text:style-name="T3"> „penalizace“ v latexu za rozdělení slova</text:span></text:h>
      <text:h text:style-name="P6" text:outline-level="3"><text:span text:style-name="T16">Egyptienka </text:span><text:span text:style-name="T17">-</text:span><text:span text:style-name="T16"> </text:span><text:span text:style-name="T2">latinkové písmo s patkami, jednoduchou kresbou bez výrazného stínování. </text:span><text:span text:style-name="T29">lineární písmo serifové</text:span></text:h>
      <text:h text:style-name="P6" text:outline-level="3">DSSSL <text:span text:style-name="T31">- </text:span><text:span text:style-name="T4">je norma ISO pro specifikaci sémantiky SGML značek</text:span></text:h>
      <text:h text:style-name="Heading_20_3" text:outline-level="3">Hermann Zapf je <text:span text:style-name="T32">-</text:span><text:span text:style-name="T5"> </text:span><text:span text:style-name="T2">současný typograf spolupracující s prof. Knuthem</text:span></text:h>
      <text:list xml:id="list1112709237" text:style-name="L1">
        <text:list-item>
          <text:list>
            <text:list-item>
              <text:p text:style-name="P3"><text:span text:style-name="T5">autor písma Palatino</text:span></text:p>
            </text:list-item>
          </text:list>
        </text:list-item>
      </text:list>
      <text:h text:style-name="P6" text:outline-level="3"><text:span text:style-name="T18">A</text:span><text:span text:style-name="T19">ucTeX je </text:span><text:span text:style-name="T18">- </text:span><text:span text:style-name="T6">je integrované prostředí pro snadné editování TeXových a LaTeXových souborů. Je napsán v programovacím jazyku (emacs) lisp</text:span></text:h>
      <text:h text:style-name="P6" text:outline-level="3"><text:span text:style-name="T20">TeX4ht: LaTeX and TeX for Hypertext</text:span></text:h>
      <text:h text:style-name="P6" text:outline-level="3"><text:span text:style-name="T20">AUCTeX </text:span><text:span text:style-name="T21">- </text:span><text:span text:style-name="T7">includes </text:span><text:a xlink:type="simple" xlink:href="http://www.gnu.org/software/auctex/preview-latex.html"><text:span text:style-name="T7">preview-latex</text:span></text:a><text:span text:style-name="T7"> which makes LaTeX a tightly integrated component of your editing workflow by visualizing selected source . Náhled na výsledek latexového zdrojáku v emacsu</text:span></text:h>
      <text:h text:style-name="Heading_20_3" text:outline-level="3"><text:span text:style-name="T22">HyTime</text:span><text:span text:style-name="T8"> (</text:span><text:span text:style-name="T30">Hypermedia/Time-based Structuring Language</text:span><text:span text:style-name="T8">) is a </text:span><text:a xlink:type="simple" xlink:href="http://en.wikipedia.org/wiki/Markup_language"><text:span text:style-name="T8">markup language</text:span></text:a><text:span text:style-name="T8"> that is an "application" of </text:span><text:a xlink:type="simple" xlink:href="http://en.wikipedia.org/wiki/SGML"><text:span text:style-name="T8">SGML</text:span></text:a><text:span text:style-name="T8">.</text:span></text:h>
      <text:h text:style-name="P6" text:outline-level="3"><text:span text:style-name="T20">V klasické ruční sazbě se nepoužíval proklad –</text:span><text:span text:style-name="T23"> </text:span><text:span text:style-name="T9">10/9</text:span></text:h>
      <text:h text:style-name="P6" text:outline-level="3"><text:span text:style-name="T23">Mezi současné české typografy a písmáky patří </text:span><text:span text:style-name="T24">- </text:span><text:span text:style-name="T10">František Štorm</text:span></text:h>
      <text:h text:style-name="Heading_20_3" text:outline-level="3"><text:span text:style-name="T34">NTS je nová implementace sázecího systému v jazyce Java, zpětně kompatibliní v počáteční verzi s TeXem</text:span></text:h>
      <text:h text:style-name="P6" text:outline-level="3"><text:span text:style-name="T23">Mezi známé české typografy a písmáky nepatří </text:span><text:span text:style-name="T25">- </text:span><text:span text:style-name="T11">František Winkler</text:span></text:h>
      <text:p text:style-name="P2"><text:span text:style-name="T11">Patří Vojtěch Preissig, </text:span>František Štorm</text:p>
      <text:h text:style-name="P6" text:outline-level="3"><text:span text:style-name="T23">Grotesk </text:span><text:span text:style-name="T26">je - </text:span><text:span text:style-name="T12">lineární bezserifové statické písmo</text:span></text:h>
      <text:h text:style-name="P6" text:outline-level="3"><text:span text:style-name="T12">METAFONT je napsán </text:span><text:span text:style-name="T12">- v jazyce WEB</text:span></text:h>
      <text:p text:style-name="P1"><text:span text:style-name="T26">Synchronized Multimedia Integration Language</text:span><text:span text:style-name="T12"> (zkratka SMIL [smajl], volně česky přeloženo jako </text:span><text:span text:style-name="T26">Jazyk pro integraci a synchronizaci multimediálního obsahu</text:span><text:span text:style-name="T12">) je jazyk ze skupiny </text:span><text:a xlink:type="simple" xlink:href="http://cs.wikipedia.org/wiki/XML"><text:span text:style-name="T12">XML</text:span></text:a><text:span text:style-name="T12">, který navrhlo World Wide Web Consortium (</text:span><text:a xlink:type="simple" xlink:href="http://cs.wikipedia.org/wiki/World_Wide_Web_Consortium"><text:span text:style-name="T12">W3C</text:span></text:a><text:span text:style-name="T12">) s jehož pomocí se dají vytvářet a publikovat online i offline multimediální prezentace.</text:span></text:p>
      <text:h text:style-name="P6" text:outline-level="3"><text:span text:style-name="T23">OPatGen je </text:span><text:span text:style-name="T27">- </text:span><text:span text:style-name="T13">Nová implementace programu pro generování vzorů dělení slov</text:span></text:h>
      <text:p text:style-name="P1"><text:span text:style-name="T23"/></text:p>
      <text:h text:style-name="P7" text:outline-level="2"><text:bookmark text:name="Z.C3.A1kladn.C3.AD_pojmy_p.C3.ADsmov.C3.A9_osnovy"/><text:soft-page-break/><text:span text:style-name="T20">Základní pojmy písmové osnovy</text:span></text:h>
      <text:p text:style-name="P5"><draw:a xlink:type="simple" xlink:href="http://cs.wikipedia.org/wiki/Soubor:4-2_a01_pismova-osnova.gif"><draw:frame draw:style-name="fr1" draw:name="obrázky1" text:anchor-type="as-char" svg:width="6.685cm" svg:height="7.902cm" draw:z-index="0"><draw:image xlink:href="http://upload.wikimedia.org/wikipedia/commons/thumb/6/61/4-2_a01_pismova-osnova.gif/250px-4-2_a01_pismova-osnova.gif" xlink:type="simple" xlink:show="embed" xlink:actuate="onLoad"/></draw:frame></draw:a> </text:p>
      <text:p text:style-name="P4"><draw:a xlink:type="simple" xlink:href="http://cs.wikipedia.org/wiki/Soubor:4-2_a01_pismova-osnova.gif"><draw:frame draw:style-name="fr1" draw:name="obrázky2" text:anchor-type="as-char" svg:width="0.467cm" svg:height="0.362cm" draw:z-index="1"><draw:image xlink:href="http://bits.wikimedia.org/skins-1.5/common/images/magnify-clip.png" xlink:type="simple" xlink:show="embed" xlink:actuate="onLoad"/></draw:frame></draw:a></text:p>
      <text:p text:style-name="Text_20_body">Písmová osnova</text:p>
      <text:h text:style-name="Heading_20_3" text:outline-level="3"><text:bookmark text:name="Z.C3.A1kladn.C3.AD_dota.C5.BEnice"/>Základní dotažnice</text:h>
      <text:p text:style-name="Text_20_body">Základní dotažnice (účaří písma) je linka, na kterou jsou „posazena“ jednotlivá písmena a jsou tak seřazena do řádku.</text:p>
      <text:h text:style-name="Heading_20_3" text:outline-level="3"><text:bookmark text:name="St.C5.99edn.C3.AD_dota.C5.BEnice"/>Střední dotažnice</text:h>
      <text:p text:style-name="Text_20_body">Střední dotažnicí je určena výška <text:a xlink:type="simple" xlink:href="http://cs.wikipedia.org/wiki/Minusky">minusek</text:a> (malých písmen) od účaří. Tato velikost se nazývá střední výška písma.</text:p>
      <text:h text:style-name="Heading_20_3" text:outline-level="3"><text:bookmark text:name="Horn.C3.AD_dota.C5.BEnice.2C_verz.C3.A1lkov.C3.A1_dota.C5.BEnice"/>Horní dotažnice, verzálková dotažnice</text:h>
      <text:p text:style-name="Text_20_body">Horní dotažnice je linka určující „strop“ písmenek <text:span text:style-name="T28">b</text:span>, <text:span text:style-name="T28">d</text:span>, <text:span text:style-name="T28">f</text:span>, <text:span text:style-name="T28">h</text:span>, <text:span text:style-name="T28">k</text:span>, <text:span text:style-name="T28">l</text:span>, <text:span text:style-name="T28">t</text:span>. Svislé tahy těchto písmen se podle toho nazývají horní dotahy. U mnohých písem zároveň definuje výšku <text:a xlink:type="simple" xlink:href="http://cs.wikipedia.org/wiki/Verzálky">verzálek</text:a> (velkých písmen). Nejsou však výjimkou písma navržená tak, že verzálky jsou nižší, než horní dotahy minusek. To je z důvodu, aby se diakritická znamínka vešla do kuželky a nevystupovala tolik z kresby řádků. Výška verzálek je pak určena tzv. <text:span text:style-name="T14">verzálkovou dotažnicí</text:span>.</text:p>
      <text:h text:style-name="Heading_20_3" text:outline-level="3"><text:bookmark text:name="Doln.C3.AD_dota.C5.BEnice"/>Dolní dotažnice</text:h>
      <text:p text:style-name="Text_20_body">Spodní hranici svislých tahů minusek <text:span text:style-name="T28">g</text:span>, <text:span text:style-name="T28">j</text:span>, <text:span text:style-name="T28">p</text:span>, <text:span text:style-name="T28">q</text:span>, <text:span text:style-name="T28">y</text:span> nám určuje tzv. dolní dotažnice. Tyto svislé tahy písem se nazývají dolní dotahy.</text:p>
      <text:h text:style-name="Heading_20_3" text:outline-level="3"><text:bookmark text:name="P.C5.99etahy"/>Přetahy</text:h>
      <text:p text:style-name="Text_20_body">Zaoblená písmena (<text:span text:style-name="T28">o</text:span>, <text:span text:style-name="T28">p</text:span>, <text:span text:style-name="T28">c</text:span>, <text:span text:style-name="T28">b</text:span>, <text:span text:style-name="T28">d</text:span>, atd.) mírně překračují své dotažnice, a to jak ve verzálkách, tak v minuskách. Tento jev se nazývá přetah a používá se proto, aby se tato písmena nejevila opticky menší.</text:p>
      <text:h text:style-name="Heading_20_3" text:outline-level="3"><text:bookmark text:name="Akcentov.C3.A1_dota.C5.BEnice"/>Akcentová dotažnice</text:h>
      <text:p text:style-name="Text_20_body">Akcentová dotažnice je nejvýše položenou linií písmové osnovy. Tato dotažnice určuje umístění <text:soft-page-break/>verzálkových akcentů. Minuskové akcenty mají svou vlastní akcentovou dotažnici. Ta se většinou kryje s horní dotažnicí.</text:p>
      <text:h text:style-name="Heading_20_3" text:outline-level="3"><text:bookmark text:name="Indexov.C3.A1_.C3.BA.C4.8Da.C5.99.C3.AD"/>Indexová účaří</text:h>
      <text:p text:style-name="Text_20_body">Indexovým účařím se řídí indexy. Horní index je to horní indexové účaří, pro dolní index je to dolní indexové účaří.</text:p>
      <text:p text:style-name="Horizontal_20_Line"><text:span text:style-name="T20"/></text:p>
      <text:p text:style-name="P1"><text:span text:style-name="T20"/></text:p>
      <text:p text:style-name="Text_20_body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2T22:34:20</meta:creation-date>
    <dc:date>2011-01-24T16:54:54</dc:date>
    <meta:editing-duration>PT42H20M35S</meta:editing-duration>
    <meta:editing-cycles>16</meta:editing-cycles>
    <meta:generator>OpenOffice.org/3.2$Linux OpenOffice.org_project/320m19$Build-9505</meta:generator>
    <meta:document-statistic meta:table-count="0" meta:image-count="2" meta:object-count="0" meta:page-count="3" meta:paragraph-count="36" meta:word-count="469" meta:character-count="3068"/>
  </office:meta>
</office:document-meta>
</file>